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" calcext:value-type="float">
            <text:p>-0.2815938634</text:p>
          </table:table-cell>
          <table:table-cell office:value-type="float" office:value="4.4390171889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" calcext:value-type="float">
            <text:p>-0.5176315224</text:p>
          </table:table-cell>
          <table:table-cell office:value-type="float" office:value="2.4148452051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" calcext:value-type="float">
            <text:p>-0.5774866599</text:p>
          </table:table-cell>
          <table:table-cell office:value-type="float" office:value="2.1645521649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8" calcext:value-type="float">
            <text:p>-0.6185884138</text:p>
          </table:table-cell>
          <table:table-cell office:value-type="float" office:value="2.0207297327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" calcext:value-type="float">
            <text:p>-0.6482329778</text:p>
          </table:table-cell>
          <table:table-cell office:value-type="float" office:value="1.9283190501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4" calcext:value-type="float">
            <text:p>-0.6705039414</text:p>
          </table:table-cell>
          <table:table-cell office:value-type="float" office:value="1.8642694291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4" calcext:value-type="float">
            <text:p>-0.6877968834</text:p>
          </table:table-cell>
          <table:table-cell office:value-type="float" office:value="1.817397011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1" calcext:value-type="float">
            <text:p>-0.7015890901</text:p>
          </table:table-cell>
          <table:table-cell office:value-type="float" office:value="1.7816696663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8" calcext:value-type="float">
            <text:p>-0.7128337088</text:p>
          </table:table-cell>
          <table:table-cell office:value-type="float" office:value="1.7535646598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" calcext:value-type="float">
            <text:p>0.8888380531</text:p>
          </table:table-cell>
          <table:table-cell office:value-type="float" office:value="1.4063304284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" calcext:value-type="float">
            <text:p>0.8875753795</text:p>
          </table:table-cell>
          <table:table-cell office:value-type="float" office:value="1.4083310881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" calcext:value-type="float">
            <text:p>0.8863250612</text:p>
          </table:table-cell>
          <table:table-cell office:value-type="float" office:value="1.4103177882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7" calcext:value-type="float">
            <text:p>0.8850869257</text:p>
          </table:table-cell>
          <table:table-cell office:value-type="float" office:value="1.4122906618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" calcext:value-type="float">
            <text:p>0.8838608038</text:p>
          </table:table-cell>
          <table:table-cell office:value-type="float" office:value="1.4142498396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9" calcext:value-type="float">
            <text:p>0.8826465299</text:p>
          </table:table-cell>
          <table:table-cell office:value-type="float" office:value="1.4161954505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" calcext:value-type="float">
            <text:p>-0.2081804256</text:p>
          </table:table-cell>
          <table:table-cell office:value-type="float" office:value="6.0044069763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9" calcext:value-type="float">
            <text:p>-0.2056872239</text:p>
          </table:table-cell>
          <table:table-cell office:value-type="float" office:value="6.0771883469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" calcext:value-type="float">
            <text:p>-0.2032076887</text:p>
          </table:table-cell>
          <table:table-cell office:value-type="float" office:value="6.1513420476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9" calcext:value-type="float">
            <text:p>-0.2007423289</text:p>
          </table:table-cell>
          <table:table-cell office:value-type="float" office:value="6.2268880065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2" calcext:value-type="float">
            <text:p>-0.1982916362</text:p>
          </table:table-cell>
          <table:table-cell office:value-type="float" office:value="6.3038463154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5" calcext:value-type="float">
            <text:p>-0.1958560855</text:p>
          </table:table-cell>
          <table:table-cell office:value-type="float" office:value="6.3822372273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6" calcext:value-type="float">
            <text:p>-0.1934361346</text:p>
          </table:table-cell>
          <table:table-cell office:value-type="float" office:value="6.4620811545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" calcext:value-type="float">
            <text:p>-0.191032224</text:p>
          </table:table-cell>
          <table:table-cell office:value-type="float" office:value="6.5433986663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1" calcext:value-type="float">
            <text:p>-0.1886447771</text:p>
          </table:table-cell>
          <table:table-cell office:value-type="float" office:value="6.6262104861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7" calcext:value-type="float">
            <text:p>-0.1862741997</text:p>
          </table:table-cell>
          <table:table-cell office:value-type="float" office:value="6.7105374881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" calcext:value-type="float">
            <text:p>-0.1839208805</text:p>
          </table:table-cell>
          <table:table-cell office:value-type="float" office:value="6.7964006944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1" calcext:value-type="float">
            <text:p>-0.181585191</text:p>
          </table:table-cell>
          <table:table-cell office:value-type="float" office:value="6.8838212703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3" calcext:value-type="float">
            <text:p>-0.1792674853</text:p>
          </table:table-cell>
          <table:table-cell office:value-type="float" office:value="6.9728205206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5" calcext:value-type="float">
            <text:p>-0.1769681005</text:p>
          </table:table-cell>
          <table:table-cell office:value-type="float" office:value="7.0634198847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" calcext:value-type="float">
            <text:p>-0.1724255572</text:p>
          </table:table-cell>
          <table:table-cell office:value-type="float" office:value="7.24950535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6" calcext:value-type="float">
            <text:p>-0.1701829886</text:p>
          </table:table-cell>
          <table:table-cell office:value-type="float" office:value="7.3450349568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8" calcext:value-type="float">
            <text:p>-0.1679599208</text:p>
          </table:table-cell>
          <table:table-cell office:value-type="float" office:value="7.4422516652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" calcext:value-type="float">
            <text:p>-0.1657566076</text:p>
          </table:table-cell>
          <table:table-cell office:value-type="float" office:value="7.5411774999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" calcext:value-type="float">
            <text:p>-0.1635732869</text:p>
          </table:table-cell>
          <table:table-cell office:value-type="float" office:value="7.641834578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5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7" calcext:value-type="float">
            <text:p>-0.1592674947</text:p>
          </table:table-cell>
          <table:table-cell office:value-type="float" office:value="7.8484313606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7" calcext:value-type="float">
            <text:p>-0.1571454207</text:p>
          </table:table-cell>
          <table:table-cell office:value-type="float" office:value="7.954415692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5" calcext:value-type="float">
            <text:p>-0.1550441345</text:p>
          </table:table-cell>
          <table:table-cell office:value-type="float" office:value="8.0622205029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" calcext:value-type="float">
            <text:p>-0.1529637976</text:p>
          </table:table-cell>
          <table:table-cell office:value-type="float" office:value="8.1718682414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2" calcext:value-type="float">
            <text:p>-0.1509045572</text:p>
          </table:table-cell>
          <table:table-cell office:value-type="float" office:value="8.2833813871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8" calcext:value-type="float">
            <text:p>-0.1468498838</text:p>
          </table:table-cell>
          <table:table-cell office:value-type="float" office:value="8.5120938995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" calcext:value-type="float">
            <text:p>-0.1448546762</text:p>
          </table:table-cell>
          <table:table-cell office:value-type="float" office:value="8.6293382626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" calcext:value-type="float">
            <text:p>-0.1428810163</text:p>
          </table:table-cell>
          <table:table-cell office:value-type="float" office:value="8.7485379947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4" calcext:value-type="float">
            <text:p>-0.1409289844</text:p>
          </table:table-cell>
          <table:table-cell office:value-type="float" office:value="8.869715519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4" calcext:value-type="float">
            <text:p>-0.1389986484</text:p>
          </table:table-cell>
          <table:table-cell office:value-type="float" office:value="8.9928932003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4" calcext:value-type="float">
            <text:p>-0.1370900644</text:p>
          </table:table-cell>
          <table:table-cell office:value-type="float" office:value="9.118093319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" calcext:value-type="float">
            <text:p>-0.1352032767</text:p>
          </table:table-cell>
          <table:table-cell office:value-type="float" office:value="9.2453380604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" calcext:value-type="float">
            <text:p>-0.1333383186</text:p>
          </table:table-cell>
          <table:table-cell office:value-type="float" office:value="9.3746494853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" calcext:value-type="float">
            <text:p>-0.1314952124</text:p>
          </table:table-cell>
          <table:table-cell office:value-type="float" office:value="9.5060495133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" calcext:value-type="float">
            <text:p>-0.1296739699</text:p>
          </table:table-cell>
          <table:table-cell office:value-type="float" office:value="9.6395598971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" calcext:value-type="float">
            <text:p>-0.1278745927</text:p>
          </table:table-cell>
          <table:table-cell office:value-type="float" office:value="9.7752021983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8" calcext:value-type="float">
            <text:p>-0.1260970728</text:p>
          </table:table-cell>
          <table:table-cell office:value-type="float" office:value="9.9129977617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4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5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9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4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9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2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3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5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5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6" calcext:value-type="float">
            <text:p>0.8128738786</text:p>
          </table:table-cell>
          <table:table-cell office:value-type="float" office:value="1.5377539283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" calcext:value-type="float">
            <text:p>0.8122706755</text:p>
          </table:table-cell>
          <table:table-cell office:value-type="float" office:value="1.5388958849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9" calcext:value-type="float">
            <text:p>0.8110781369</text:p>
          </table:table-cell>
          <table:table-cell office:value-type="float" office:value="1.5411585434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" calcext:value-type="float">
            <text:p>0.8104887147</text:p>
          </table:table-cell>
          <table:table-cell office:value-type="float" office:value="1.54227934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6" calcext:value-type="float">
            <text:p>0.8099038006</text:p>
          </table:table-cell>
          <table:table-cell office:value-type="float" office:value="1.543393177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" calcext:value-type="float">
            <text:p>0.8087473291</text:p>
          </table:table-cell>
          <table:table-cell office:value-type="float" office:value="1.5456001584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" calcext:value-type="float">
            <text:p>0.8081756896</text:p>
          </table:table-cell>
          <table:table-cell office:value-type="float" office:value="1.546693393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" calcext:value-type="float">
            <text:p>0.8076083936</text:p>
          </table:table-cell>
          <table:table-cell office:value-type="float" office:value="1.547779852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3" calcext:value-type="float">
            <text:p>0.8070454013</text:p>
          </table:table-cell>
          <table:table-cell office:value-type="float" office:value="1.5488595785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2" calcext:value-type="float">
            <text:p>0.8064866732</text:p>
          </table:table-cell>
          <table:table-cell office:value-type="float" office:value="1.5499326171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" calcext:value-type="float">
            <text:p>1.4135998167</text:p>
          </table:table-cell>
          <table:table-cell office:value-type="float" office:value="0.884267234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5" calcext:value-type="float">
            <text:p>1.4103509955</text:p>
          </table:table-cell>
          <table:table-cell office:value-type="float" office:value="0.8863041924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4" calcext:value-type="float">
            <text:p>1.4071520064</text:p>
          </table:table-cell>
          <table:table-cell office:value-type="float" office:value="0.8883190973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" calcext:value-type="float">
            <text:p>1.4040017646</text:p>
          </table:table-cell>
          <table:table-cell office:value-type="float" office:value="0.8903122713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" calcext:value-type="float">
            <text:p>1.4008992189</text:p>
          </table:table-cell>
          <table:table-cell office:value-type="float" office:value="0.8922840295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" calcext:value-type="float">
            <text:p>1.3978433503</text:p>
          </table:table-cell>
          <table:table-cell office:value-type="float" office:value="0.8942346792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2" calcext:value-type="float">
            <text:p>-0.930633992</text:p>
          </table:table-cell>
          <table:table-cell office:value-type="float" office:value="1.3431703664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9" calcext:value-type="float">
            <text:p>-0.9169259399</text:p>
          </table:table-cell>
          <table:table-cell office:value-type="float" office:value="1.3632507771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" calcext:value-type="float">
            <text:p>-0.9034654047</text:p>
          </table:table-cell>
          <table:table-cell office:value-type="float" office:value="1.3835615547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" calcext:value-type="float">
            <text:p>-0.890253499</text:p>
          </table:table-cell>
          <table:table-cell office:value-type="float" office:value="1.4040944533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5" calcext:value-type="float">
            <text:p>-0.8772907055</text:p>
          </table:table-cell>
          <table:table-cell office:value-type="float" office:value="1.4248412667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9" calcext:value-type="float">
            <text:p>-0.8645769289</text:p>
          </table:table-cell>
          <table:table-cell office:value-type="float" office:value="1.4457938424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" calcext:value-type="float">
            <text:p>-0.852111546</text:p>
          </table:table-cell>
          <table:table-cell office:value-type="float" office:value="1.4669440942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" calcext:value-type="float">
            <text:p>-0.8398934539</text:p>
          </table:table-cell>
          <table:table-cell office:value-type="float" office:value="1.488284012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4" calcext:value-type="float">
            <text:p>-0.8279211154</text:p>
          </table:table-cell>
          <table:table-cell office:value-type="float" office:value="1.5098056769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8" calcext:value-type="float">
            <text:p>-0.8161926028</text:p>
          </table:table-cell>
          <table:table-cell office:value-type="float" office:value="1.5315012606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" calcext:value-type="float">
            <text:p>-0.804705639</text:p>
          </table:table-cell>
          <table:table-cell office:value-type="float" office:value="1.5533630428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6" calcext:value-type="float">
            <text:p>-0.7934576366</text:p>
          </table:table-cell>
          <table:table-cell office:value-type="float" office:value="1.575383413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4" calcext:value-type="float">
            <text:p>-0.7824457334</text:p>
          </table:table-cell>
          <table:table-cell office:value-type="float" office:value="1.597554880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" calcext:value-type="float">
            <text:p>-0.7716668268</text:p>
          </table:table-cell>
          <table:table-cell office:value-type="float" office:value="1.6198700741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4" calcext:value-type="float">
            <text:p>-0.7611176054</text:p>
          </table:table-cell>
          <table:table-cell office:value-type="float" office:value="1.6423217531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" calcext:value-type="float">
            <text:p>-0.7507945773</text:p>
          </table:table-cell>
          <table:table-cell office:value-type="float" office:value="1.6649028079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" calcext:value-type="float">
            <text:p>-0.7406940979</text:p>
          </table:table-cell>
          <table:table-cell office:value-type="float" office:value="1.6876062649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" calcext:value-type="float">
            <text:p>-0.7308123939</text:p>
          </table:table-cell>
          <table:table-cell office:value-type="float" office:value="1.7104252889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4" calcext:value-type="float">
            <text:p>-0.7211455864</text:p>
          </table:table-cell>
          <table:table-cell office:value-type="float" office:value="1.7333531864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3" calcext:value-type="float">
            <text:p>-0.7116897113</text:p>
          </table:table-cell>
          <table:table-cell office:value-type="float" office:value="1.7563834073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3" calcext:value-type="float">
            <text:p>-0.7024407383</text:p>
          </table:table-cell>
          <table:table-cell office:value-type="float" office:value="1.7795095471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" calcext:value-type="float">
            <text:p>-0.693394588</text:p>
          </table:table-cell>
          <table:table-cell office:value-type="float" office:value="1.802725348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7" calcext:value-type="float">
            <text:p>-0.6845471477</text:p>
          </table:table-cell>
          <table:table-cell office:value-type="float" office:value="1.8260247001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" calcext:value-type="float">
            <text:p>-0.6758942846</text:p>
          </table:table-cell>
          <table:table-cell office:value-type="float" office:value="1.8494016423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3" calcext:value-type="float">
            <text:p>-0.6674318593</text:p>
          </table:table-cell>
          <table:table-cell office:value-type="float" office:value="1.8728503631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" calcext:value-type="float">
            <text:p>-0.6591557363</text:p>
          </table:table-cell>
          <table:table-cell office:value-type="float" office:value="1.8963652004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8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" calcext:value-type="float">
            <text:p>-0.6431459368</text:p>
          </table:table-cell>
          <table:table-cell office:value-type="float" office:value="1.9435713241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" calcext:value-type="float">
            <text:p>-0.6354040958</text:p>
          </table:table-cell>
          <table:table-cell office:value-type="float" office:value="1.9672520341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" calcext:value-type="float">
            <text:p>-0.6278322433</text:p>
          </table:table-cell>
          <table:table-cell office:value-type="float" office:value="1.9909777066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1" calcext:value-type="float">
            <text:p>-0.6204263951</text:p>
          </table:table-cell>
          <table:table-cell office:value-type="float" office:value="2.0147434248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" calcext:value-type="float">
            <text:p>-0.6131826163</text:p>
          </table:table-cell>
          <table:table-cell office:value-type="float" office:value="2.0385444185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" calcext:value-type="float">
            <text:p>-0.6060970265</text:p>
          </table:table-cell>
          <table:table-cell office:value-type="float" office:value="2.0623760641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" calcext:value-type="float">
            <text:p>-0.5991658032</text:p>
          </table:table-cell>
          <table:table-cell office:value-type="float" office:value="2.0862338826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4" calcext:value-type="float">
            <text:p>-0.5923851854</text:p>
          </table:table-cell>
          <table:table-cell office:value-type="float" office:value="2.110113539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2" calcext:value-type="float">
            <text:p>-0.5857514762</text:p>
          </table:table-cell>
          <table:table-cell office:value-type="float" office:value="2.1340108404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" calcext:value-type="float">
            <text:p>-0.5792610454</text:p>
          </table:table-cell>
          <table:table-cell office:value-type="float" office:value="2.1579217348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" calcext:value-type="float">
            <text:p>-0.5666958415</text:p>
          </table:table-cell>
          <table:table-cell office:value-type="float" office:value="2.2057687889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" calcext:value-type="float">
            <text:p>-0.5606141555</text:p>
          </table:table-cell>
          <table:table-cell office:value-type="float" office:value="2.2296975339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" calcext:value-type="float">
            <text:p>-0.554661924</text:p>
          </table:table-cell>
          <table:table-cell office:value-type="float" office:value="2.2536250386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3" calcext:value-type="float">
            <text:p>-0.5488358703</text:p>
          </table:table-cell>
          <table:table-cell office:value-type="float" office:value="2.277547929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" calcext:value-type="float">
            <text:p>-0.54313279</text:p>
          </table:table-cell>
          <table:table-cell office:value-type="float" office:value="2.3014629626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6" calcext:value-type="float">
            <text:p>-0.5375495516</text:p>
          </table:table-cell>
          <table:table-cell office:value-type="float" office:value="2.3253670221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8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5" calcext:value-type="float">
            <text:p>-0.5267304355</text:p>
          </table:table-cell>
          <table:table-cell office:value-type="float" office:value="2.3731303829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1" calcext:value-type="float">
            <text:p>-0.5214886551</text:p>
          </table:table-cell>
          <table:table-cell office:value-type="float" office:value="2.3969840721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" calcext:value-type="float">
            <text:p>-0.51635491</text:p>
          </table:table-cell>
          <table:table-cell office:value-type="float" office:value="2.420815558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8" calcext:value-type="float">
            <text:p>-0.5113264258</text:p>
          </table:table-cell>
          <table:table-cell office:value-type="float" office:value="2.4446223332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2" calcext:value-type="float">
            <text:p>-0.5064004972</text:p>
          </table:table-cell>
          <table:table-cell office:value-type="float" office:value="2.4684019999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" calcext:value-type="float">
            <text:p>-0.5015744874</text:p>
          </table:table-cell>
          <table:table-cell office:value-type="float" office:value="2.4921522751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7" calcext:value-type="float">
            <text:p>-0.496845827</text:p>
          </table:table-cell>
          <table:table-cell office:value-type="float" office:value="2.5158709847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" calcext:value-type="float">
            <text:p>-0.4922120125</text:p>
          </table:table-cell>
          <table:table-cell office:value-type="float" office:value="2.5395560617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8" calcext:value-type="float">
            <text:p>-0.4876706058</text:p>
          </table:table-cell>
          <table:table-cell office:value-type="float" office:value="2.5632055433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4" calcext:value-type="float">
            <text:p>-0.4832192324</text:p>
          </table:table-cell>
          <table:table-cell office:value-type="float" office:value="2.586817569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6" calcext:value-type="float">
            <text:p>-0.4788555806</text:p>
          </table:table-cell>
          <table:table-cell office:value-type="float" office:value="2.6103903781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4" calcext:value-type="float">
            <text:p>-0.4745774</text:p>
          </table:table-cell>
          <table:table-cell office:value-type="float" office:value="2.6339223065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4" calcext:value-type="float">
            <text:p>-0.4703825004</text:p>
          </table:table-cell>
          <table:table-cell office:value-type="float" office:value="2.6574117852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" calcext:value-type="float">
            <text:p>-0.4662687502</text:p>
          </table:table-cell>
          <table:table-cell office:value-type="float" office:value="2.680857336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" calcext:value-type="float">
            <text:p>-0.4622340756</text:p>
          </table:table-cell>
          <table:table-cell office:value-type="float" office:value="2.704257574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8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" calcext:value-type="float">
            <text:p>-0.4543939368</text:p>
          </table:table-cell>
          <table:table-cell office:value-type="float" office:value="2.7509169879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" calcext:value-type="float">
            <text:p>-0.4505846004</text:p>
          </table:table-cell>
          <table:table-cell office:value-type="float" office:value="2.7741738151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" calcext:value-type="float">
            <text:p>-0.4468465926</text:p>
          </table:table-cell>
          <table:table-cell office:value-type="float" office:value="2.7973806239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" calcext:value-type="float">
            <text:p>-0.4431781073</text:p>
          </table:table-cell>
          <table:table-cell office:value-type="float" office:value="2.8205364376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" calcext:value-type="float">
            <text:p>-0.4395773882</text:p>
          </table:table-cell>
          <table:table-cell office:value-type="float" office:value="2.84364035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" calcext:value-type="float">
            <text:p>-0.4360427274</text:p>
          </table:table-cell>
          <table:table-cell office:value-type="float" office:value="2.8666915451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3" calcext:value-type="float">
            <text:p>-0.4325724643</text:p>
          </table:table-cell>
          <table:table-cell office:value-type="float" office:value="2.8896892502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1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3" calcext:value-type="float">
            <text:p>-0.4225321363</text:p>
          </table:table-cell>
          <table:table-cell office:value-type="float" office:value="2.9583548628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3" calcext:value-type="float">
            <text:p>-0.4193037583</text:p>
          </table:table-cell>
          <table:table-cell office:value-type="float" office:value="2.9811323541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2" calcext:value-type="float">
            <text:p>-0.4161321402</text:p>
          </table:table-cell>
          <table:table-cell office:value-type="float" office:value="3.0038535344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" calcext:value-type="float">
            <text:p>-0.4130158793</text:p>
          </table:table-cell>
          <table:table-cell office:value-type="float" office:value="3.0265180169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" calcext:value-type="float">
            <text:p>-0.4099536121</text:p>
          </table:table-cell>
          <table:table-cell office:value-type="float" office:value="3.0491254694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3" calcext:value-type="float">
            <text:p>-0.406944013</text:p>
          </table:table-cell>
          <table:table-cell office:value-type="float" office:value="3.0716756119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1" calcext:value-type="float">
            <text:p>-0.4039857931</text:p>
          </table:table-cell>
          <table:table-cell office:value-type="float" office:value="3.0941682146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5" calcext:value-type="float">
            <text:p>-0.4010776995</text:p>
          </table:table-cell>
          <table:table-cell office:value-type="float" office:value="3.116603096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" calcext:value-type="float">
            <text:p>-0.3982185142</text:p>
          </table:table-cell>
          <table:table-cell office:value-type="float" office:value="3.138980121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1" calcext:value-type="float">
            <text:p>-0.3954070531</text:p>
          </table:table-cell>
          <table:table-cell office:value-type="float" office:value="3.1612991984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" calcext:value-type="float">
            <text:p>1.2482573332</text:p>
          </table:table-cell>
          <table:table-cell office:value-type="float" office:value="1.0013960797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7" calcext:value-type="float">
            <text:p>1.2471834467</text:p>
          </table:table-cell>
          <table:table-cell office:value-type="float" office:value="1.0022583312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4" calcext:value-type="float">
            <text:p>1.2450719584</text:p>
          </table:table-cell>
          <table:table-cell office:value-type="float" office:value="1.0039580376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3" calcext:value-type="float">
            <text:p>1.2430078253</text:p>
          </table:table-cell>
          <table:table-cell office:value-type="float" office:value="1.0056252057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1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" calcext:value-type="float">
            <text:p>1.2409898527</text:p>
          </table:table-cell>
          <table:table-cell office:value-type="float" office:value="1.007260452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8" calcext:value-type="float">
            <text:p>1.2399978138</text:p>
          </table:table-cell>
          <table:table-cell office:value-type="float" office:value="1.0080662934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2" calcext:value-type="float">
            <text:p>1.2390168842</text:p>
          </table:table-cell>
          <table:table-cell office:value-type="float" office:value="1.008864379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" calcext:value-type="float">
            <text:p>1.2370877998</text:p>
          </table:table-cell>
          <table:table-cell office:value-type="float" office:value="1.0104375778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1" calcext:value-type="float">
            <text:p>-0.3650031831</text:p>
          </table:table-cell>
          <table:table-cell office:value-type="float" office:value="3.4246276688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3" calcext:value-type="float">
            <text:p>-0.3627181403</text:p>
          </table:table-cell>
          <table:table-cell office:value-type="float" office:value="3.4462020541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" calcext:value-type="float">
            <text:p>-0.360467304</text:p>
          </table:table-cell>
          <table:table-cell office:value-type="float" office:value="3.4677208892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9" calcext:value-type="float">
            <text:p>-0.3582498959</text:p>
          </table:table-cell>
          <table:table-cell office:value-type="float" office:value="3.48918454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7" calcext:value-type="float">
            <text:p>-0.3560651587</text:p>
          </table:table-cell>
          <table:table-cell office:value-type="float" office:value="3.5105934114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32" calcext:value-type="float">
            <text:p>832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33" calcext:value-type="float">
            <text:p>833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34" calcext:value-type="float">
            <text:p>834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35" calcext:value-type="float">
            <text:p>835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36" calcext:value-type="float">
            <text:p>836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37" calcext:value-type="float">
            <text:p>837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38" calcext:value-type="float">
            <text:p>838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9" calcext:value-type="float">
            <text:p>839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40" calcext:value-type="float">
            <text:p>840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41" calcext:value-type="float">
            <text:p>841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42" calcext:value-type="float">
            <text:p>842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43" calcext:value-type="float">
            <text:p>843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44" calcext:value-type="float">
            <text:p>844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45" calcext:value-type="float">
            <text:p>845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46" calcext:value-type="float">
            <text:p>846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47" calcext:value-type="float">
            <text:p>847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48" calcext:value-type="float">
            <text:p>848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50" calcext:value-type="float">
            <text:p>850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51" calcext:value-type="float">
            <text:p>851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52" calcext:value-type="float">
            <text:p>852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53" calcext:value-type="float">
            <text:p>853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54" calcext:value-type="float">
            <text:p>854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55" calcext:value-type="float">
            <text:p>855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56" calcext:value-type="float">
            <text:p>856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57" calcext:value-type="float">
            <text:p>857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58" calcext:value-type="float">
            <text:p>858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59" calcext:value-type="float">
            <text:p>859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60" calcext:value-type="float">
            <text:p>860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61" calcext:value-type="float">
            <text:p>861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862" calcext:value-type="float">
            <text:p>862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863" calcext:value-type="float">
            <text:p>863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864" calcext:value-type="float">
            <text:p>864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6" calcext:value-type="float">
            <text:p>866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7" calcext:value-type="float">
            <text:p>867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8" calcext:value-type="float">
            <text:p>868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69" calcext:value-type="float">
            <text:p>869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72" calcext:value-type="float">
            <text:p>872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73" calcext:value-type="float">
            <text:p>873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74" calcext:value-type="float">
            <text:p>874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75" calcext:value-type="float">
            <text:p>875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76" calcext:value-type="float">
            <text:p>876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77" calcext:value-type="float">
            <text:p>877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78" calcext:value-type="float">
            <text:p>878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79" calcext:value-type="float">
            <text:p>879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80" calcext:value-type="float">
            <text:p>880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81" calcext:value-type="float">
            <text:p>881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82" calcext:value-type="float">
            <text:p>882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83" calcext:value-type="float">
            <text:p>883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84" calcext:value-type="float">
            <text:p>884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85" calcext:value-type="float">
            <text:p>885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86" calcext:value-type="float">
            <text:p>886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87" calcext:value-type="float">
            <text:p>887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88" calcext:value-type="float">
            <text:p>888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89" calcext:value-type="float">
            <text:p>889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90" calcext:value-type="float">
            <text:p>890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91" calcext:value-type="float">
            <text:p>891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2" calcext:value-type="float">
            <text:p>892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93" calcext:value-type="float">
            <text:p>893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94" calcext:value-type="float">
            <text:p>894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5" calcext:value-type="float">
            <text:p>895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96" calcext:value-type="float">
            <text:p>896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97" calcext:value-type="float">
            <text:p>897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98" calcext:value-type="float">
            <text:p>898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99" calcext:value-type="float">
            <text:p>899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00" calcext:value-type="float">
            <text:p>900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01" calcext:value-type="float">
            <text:p>901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902" calcext:value-type="float">
            <text:p>902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3" calcext:value-type="float">
            <text:p>903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4" calcext:value-type="float">
            <text:p>904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5" calcext:value-type="float">
            <text:p>905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6" calcext:value-type="float">
            <text:p>906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07" calcext:value-type="float">
            <text:p>907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08" calcext:value-type="float">
            <text:p>908</text:p>
          </table:table-cell>
          <table:table-cell office:value-type="float" office:value="0.388829267702" calcext:value-type="float">
            <text:p>0.3888292677</text:p>
          </table:table-cell>
          <table:table-cell office:value-type="float" office:value="3.21477857721" calcext:value-type="float">
            <text:p>3.2147785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09" calcext:value-type="float">
            <text:p>909</text:p>
          </table:table-cell>
          <table:table-cell office:value-type="float" office:value="-0.273162403705" calcext:value-type="float">
            <text:p>-0.2731624037</text:p>
          </table:table-cell>
          <table:table-cell office:value-type="float" office:value="4.57603236407" calcext:value-type="float">
            <text:p>4.5760323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10" calcext:value-type="float">
            <text:p>910</text:p>
          </table:table-cell>
          <table:table-cell office:value-type="float" office:value="-0.270534103378" calcext:value-type="float">
            <text:p>-0.2705341034</text:p>
          </table:table-cell>
          <table:table-cell office:value-type="float" office:value="4.62048955895" calcext:value-type="float">
            <text:p>4.6204895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-0.267902551236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-0.265268512917" calcext:value-type="float">
            <text:p>-0.2652685129</text:p>
          </table:table-cell>
          <table:table-cell office:value-type="float" office:value="4.71220645924" calcext:value-type="float">
            <text:p>4.71220645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office:value-type="float" office:value="-0.262632753085" calcext:value-type="float">
            <text:p>-0.2626327531</text:p>
          </table:table-cell>
          <table:table-cell office:value-type="float" office:value="4.75949775996" calcext:value-type="float">
            <text:p>4.75949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  <table:table-cell office:value-type="float" office:value="-0.25999603447" calcext:value-type="float">
            <text:p>-0.2599960345</text:p>
          </table:table-cell>
          <table:table-cell office:value-type="float" office:value="4.80776563592" calcext:value-type="float">
            <text:p>4.80776563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15" calcext:value-type="float">
            <text:p>915</text:p>
          </table:table-cell>
          <table:table-cell office:value-type="float" office:value="-0.257359116928" calcext:value-type="float">
            <text:p>-0.2573591169</text:p>
          </table:table-cell>
          <table:table-cell office:value-type="float" office:value="4.85702630208" calcext:value-type="float">
            <text:p>4.85702630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16" calcext:value-type="float">
            <text:p>916</text:p>
          </table:table-cell>
          <table:table-cell office:value-type="float" office:value="-0.254722756512" calcext:value-type="float">
            <text:p>-0.2547227565</text:p>
          </table:table-cell>
          <table:table-cell office:value-type="float" office:value="4.90729614077" calcext:value-type="float">
            <text:p>4.90729614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float" office:value="-0.252087704559" calcext:value-type="float">
            <text:p>-0.2520877046</text:p>
          </table:table-cell>
          <table:table-cell office:value-type="float" office:value="4.95859170199" calcext:value-type="float">
            <text:p>4.9585917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8" calcext:value-type="float">
            <text:p>918</text:p>
          </table:table-cell>
          <table:table-cell office:value-type="float" office:value="-0.249454706794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19" calcext:value-type="float">
            <text:p>919</text:p>
          </table:table-cell>
          <table:table-cell office:value-type="float" office:value="-0.24682450246" calcext:value-type="float">
            <text:p>-0.2468245025</text:p>
          </table:table-cell>
          <table:table-cell office:value-type="float" office:value="5.06432703213" calcext:value-type="float">
            <text:p>5.0643270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20" calcext:value-type="float">
            <text:p>920</text:p>
          </table:table-cell>
          <table:table-cell office:value-type="float" office:value="-0.24419782347" calcext:value-type="float">
            <text:p>-0.2441978235</text:p>
          </table:table-cell>
          <table:table-cell office:value-type="float" office:value="5.11880074212" calcext:value-type="float">
            <text:p>5.11880074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21" calcext:value-type="float">
            <text:p>921</text:p>
          </table:table-cell>
          <table:table-cell office:value-type="float" office:value="-0.241575393579" calcext:value-type="float">
            <text:p>-0.2415753936</text:p>
          </table:table-cell>
          <table:table-cell office:value-type="float" office:value="5.17436805744" calcext:value-type="float">
            <text:p>5.1743680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office:value-type="float" office:value="-0.238957927597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23" calcext:value-type="float">
            <text:p>923</text:p>
          </table:table-cell>
          <table:table-cell office:value-type="float" office:value="-0.236346130618" calcext:value-type="float">
            <text:p>-0.2363461306</text:p>
          </table:table-cell>
          <table:table-cell office:value-type="float" office:value="5.28885324559" calcext:value-type="float">
            <text:p>5.28885324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24" calcext:value-type="float">
            <text:p>924</text:p>
          </table:table-cell>
          <table:table-cell office:value-type="float" office:value="-0.233740697289" calcext:value-type="float">
            <text:p>-0.2337406973</text:p>
          </table:table-cell>
          <table:table-cell office:value-type="float" office:value="5.34780641324" calcext:value-type="float">
            <text:p>5.34780641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25" calcext:value-type="float">
            <text:p>925</text:p>
          </table:table-cell>
          <table:table-cell office:value-type="float" office:value="-0.231142311114" calcext:value-type="float">
            <text:p>-0.2311423111</text:p>
          </table:table-cell>
          <table:table-cell office:value-type="float" office:value="5.40792377637" calcext:value-type="float">
            <text:p>5.40792377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26" calcext:value-type="float">
            <text:p>926</text:p>
          </table:table-cell>
          <table:table-cell office:value-type="float" office:value="-0.228551643784" calcext:value-type="float">
            <text:p>-0.2285516438</text:p>
          </table:table-cell>
          <table:table-cell office:value-type="float" office:value="5.46922340748" calcext:value-type="float">
            <text:p>5.46922340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7" calcext:value-type="float">
            <text:p>927</text:p>
          </table:table-cell>
          <table:table-cell office:value-type="float" office:value="-0.22596935455" calcext:value-type="float">
            <text:p>-0.2259693546</text:p>
          </table:table-cell>
          <table:table-cell office:value-type="float" office:value="5.53172354938" calcext:value-type="float">
            <text:p>5.53172354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28" calcext:value-type="float">
            <text:p>928</text:p>
          </table:table-cell>
          <table:table-cell office:value-type="float" office:value="-0.223396089632" calcext:value-type="float">
            <text:p>-0.2233960896</text:p>
          </table:table-cell>
          <table:table-cell office:value-type="float" office:value="5.59544261522" calcext:value-type="float">
            <text:p>5.59544261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29" calcext:value-type="float">
            <text:p>929</text:p>
          </table:table-cell>
          <table:table-cell office:value-type="float" office:value="-0.220832481666" calcext:value-type="float">
            <text:p>-0.2208324817</text:p>
          </table:table-cell>
          <table:table-cell office:value-type="float" office:value="5.66039918843" calcext:value-type="float">
            <text:p>5.6603991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0" calcext:value-type="float">
            <text:p>930</text:p>
          </table:table-cell>
          <table:table-cell office:value-type="float" office:value="0.393553417235" calcext:value-type="float">
            <text:p>0.3935534172</text:p>
          </table:table-cell>
          <table:table-cell office:value-type="float" office:value="3.17618891174" calcext:value-type="float">
            <text:p>3.1761889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office:value-type="float" office:value="0.393554807507" calcext:value-type="float">
            <text:p>0.3935548075</text:p>
          </table:table-cell>
          <table:table-cell office:value-type="float" office:value="3.17617769154" calcext:value-type="float">
            <text:p>3.17617769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91" meta:object-count="0"/>
    <meta:generator>LibreOffice/4.2.8.2$Linux_X86_64 LibreOffice_project/420m0$Build-2</meta:generator>
  </office:meta>
</office:document-meta>
</file>